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praszam do lektury kolejnej części przeglądu gier kucykowych. Tym razem skupimy się na grach, które są crossoverami bądź parodiami znanych i lubianych gier, które w oryginalnej wersji nic wspólnego z kolorowymi taboretami nie miały: Castlevanii i Megamana.</text:p>
      <text:p text:style-name="P1"/>
      <text:p text:style-name="P1"><text:a xlink:type="simple" xlink:href="http://ziggylung.com/games_1.html" text:style-name="Internet_20_link" text:visited-style-name="Visited_20_Internet_20_Link"><text:span text:style-name="T1">Ponyvania: Order of Equestria</text:span></text:a></text:p>
      <text:p text:style-name="P1">Dla Equestrii nastały ciężkie czasy. Ktoś ukradł Elementy Harmonii, a zaklęcie, które uwięziło Discorda w kamiennej rzeźbie, zaczyna słabnąć i bóg chaosu wkrótce odzyska wolność. W tym miejscu pojawiasz się Ty, graczu lub graczko, a Twoim zadaniem jest odzyskanie Elementów Harmonii. Przed wyruszeniem w drogę musisz jednak wybrać płeć, kształt grzywy i kolor swojego osiołka, co nie ma wpływu na rozgrywkę, oraz rasę, co już wpływ ma. Jednorożce polegają głównie na atakach magicznych, kuce ziemne na fizycznych, a pegazy są gdzieś pośrodku. Kuce różnią się także rasowymi umiejętnościami: jednorożce mają teleportację, ziemniaki potężny wyskok, a pegazy po prostu latają, co moim zdaniem jest najwygodniejsze (nie można się teleportować przez ściany). Co ciekawe, za każdym razem rozpoczynamy grę z inną bronią i początkowymi umiejętnościami. Oprócz tego postać zdobywa punkty doświadczenia i nowe poziomy, czego w oryginale nie było. Najmocniejszą stroną gry jest jednak pikselartowa grafika, która dobrze naśladuje styl Castlevanii: Order of Ecclesia. Tła są szczegółowe (zwłaszcza w komnatach Celestii) i w przyjemnej dla oka kolorystyce. Niestety, w parze z udaną grafiką nie idzie udźwiękowienie: muzyki po prostu nie ma, a odgłosy walki moim zdaniem nie pasują do klimatu gry, zwłaszcza pisk, który wydaje postać gracza, gdy zostanie trafiona. Także gameplay jest dość toporny: bohater porusza się zbyt wolno, żeby mieć szanse na unikanie ataków i tak naprawdę przechodzenie gry opiera się w dużym stopniu na zapamiętywaniu poziomów. Gra jest zrobiona starannie, ale po pewnym czasie staje się monotonna. Polecam głównie fanom Castlevanii.</text:p>
      <text:p text:style-name="P1"/>
      <text:p text:style-name="P1"><text:a xlink:type="simple" xlink:href="https://www.mediafire.com/file/k2a9vaquccfwce7/Megapony+v1.1.exe" text:style-name="Internet_20_link" text:visited-style-name="Visited_20_Internet_20_Link"><text:span text:style-name="T1">Mega Pony</text:span></text:a></text:p>
      <text:p text:style-name="P1">Jak tytuł wskazuje, tutaj mamy do czynienia z przeróbką Mega Mana. Z poprzednio opisaną grą łączy ją postać Discorda: tym razem bóg chaosu przejął kontrolę nad umysłami Mane 6 i zwrócił je przeciwko Celestii. Ta więc wezwała na pomoc najpotężniejszego robota w Equestrii: Mega Pony. O grze nie można powiedzieć zbyt wiele, poza tym, że wiernie odwzorowuje oryginał: mamy do wyboru sześć poziomów odpowiadających poszczególnym klaczom z Mane 6 (Rainbow Dash – chmury, Applejack – pole i stodoła itp). Podkład muzyczny to utwory serialowe i fandomowe, oczywiście w wersji 8 bit. Gra się przyjemnie, tak jak w oryginalnego Mega Mana, a wykonaniu nie można nic zarzucić.</text:p>
      <text:p text:style-name="P1"/>
      <text:p text:style-name="P1"><text:a xlink:type="simple" xlink:href="https://jammex.deviantart.com/art/Gamer-Luna-299224044" text:style-name="Internet_20_link" text:visited-style-name="Visited_20_Internet_20_Link"><text:span text:style-name="T1">Tytuł</text:span></text:a></text:p>
      <text:p text:style-name="P1"><text:a xlink:type="simple" xlink:href="https://jammex.deviantart.com/art/Gamer-Luna-299224044" text:style-name="Internet_20_link" text:visited-style-name="Visited_20_Internet_20_Link"><text:span text:style-name="T1">https://jammex.deviantart.com/art/Gamer-Luna-299224044</text:span></text:a></text:p>
      <text:p text:style-name="P1"/>
      <text:p text:style-name="P1"><text:a xlink:type="simple" xlink:href="https://puu.sh/ACxrO/dd993e70f0.png" text:style-name="Internet_20_link" text:visited-style-name="Visited_20_Internet_20_Link"><text:span text:style-name="T1">https://puu.sh/ACxrO/dd993e70f0.png</text:span></text:a></text:p>
      <text:p text:style-name="P1"><text:a xlink:type="simple" xlink:href="https://puu.sh/ACxth/6607cc563e.jpg" text:style-name="Internet_20_link" text:visited-style-name="Visited_20_Internet_20_Link"><text:span text:style-name="T1">https://puu.sh/ACxth/6607cc563e.jpg</text:span></text:a></text:p>
      <text:p text:style-name="P1"><text:a xlink:type="simple" xlink:href="https://puu.sh/ACwF0/822bd426d6.png" text:style-name="Internet_20_link" text:visited-style-name="Visited_20_Internet_20_Link"><text:span text:style-name="T1">https://puu.sh/ACwF0/822bd426d6.png</text:span></text:a></text:p>
      <text:p text:style-name="P1"><text:a xlink:type="simple" xlink:href="https://puu.sh/ACwFx/2b09b99642.png" text:style-name="Internet_20_link" text:visited-style-name="Visited_20_Internet_20_Link"><text:span text:style-name="T1">https://puu.sh/ACwFx/2b09b99642.png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395" meta:character-count="2808" meta:non-whitespace-character-count="2422"/>
    <meta:generator>LibreOfficeDev/5.1.0.3$Linux_X86_64 LibreOffice_project/</meta:generator>
  </office:meta>
</office:document-meta>
</file>